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DejaVu Sans Mono" fo:font-size="10.5pt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0.5pt" style:font-size-asian="10.5pt" style:font-size-complex="10.5pt"/>
    </style:style>
    <style:style style:name="P5" style:family="paragraph" style:parent-style-name="Standard">
      <style:text-properties style:font-name="DejaVu Sans Mono" fo:font-size="10.5pt" style:font-size-asian="10.5pt" style:font-size-complex="10.5pt"/>
    </style:style>
    <style:style style:name="P6" style:family="paragraph" style:parent-style-name="Standard" style:list-style-name="L1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Universidad del Valle de Guatemala</text:p>
      <text:p text:style-name="P3">Facultad de Ingeniería</text:p>
      <text:p text:style-name="P3">Departamento de Ciencias de la Computación<text:tab/><text:tab/><text:tab/><text:tab/><text:tab/>Semestre II – 2010</text:p>
      <text:p text:style-name="P3">CC3008 – Sistemas Operativos Avanzados</text:p>
      <text:p text:style-name="P3"/>
      <text:p text:style-name="P3">Carlos Eduardo López Camey</text:p>
      <text:p text:style-name="P3">Carné #08107</text:p>
      <text:p text:style-name="P3">16 de Agosto, 2010</text:p>
      <text:p text:style-name="P3"/>
      <text:p text:style-name="P2">CC3008 – Tarea 2</text:p>
      <text:p text:style-name="P4"/>
      <text:list xml:id="list1437982673" text:style-name="L1">
        <text:list-item>
          <text:p text:style-name="P6">Describa la negociación (proceso de autenticación) en el protocolo Secure Shell (SSH)</text:p>
        </text:list-item>
      </text:list>
      <text:p text:style-name="P3"/>
      <text:p text:style-name="P3"><text:tab/>Los métodos de autenticación implementados son varios, que incluyen: [1] </text:p>
      <text:p text:style-name="P3"><text:tab/><text:tab/>Autenticación con contraseña</text:p>
      <text:p text:style-name="P3"><text:tab/><text:tab/>Criptografía de llave-pública</text:p>
      <text:p text:style-name="P3"><text:tab/><text:tab/>Teclado-interactivo</text:p>
      <text:p text:style-name="P3"><text:tab/><text:tab/>Host-based</text:p>
      <text:p text:style-name="P3"/>
      <text:p text:style-name="P3"><text:tab/>Todos los métodos empiezan del lado del cliente. El método de autenticación más usado es el de criptografía de llave-pública.</text:p>
      <text:p text:style-name="P3"><text:tab/></text:p>
      <text:p text:style-name="P3"><text:tab/>La criptografía pública consiste en transmitir mensajes cifrados, cifrandolos con la llave pública del receptor, por parte del emisor, y que sólo el receptor podrá leerlos.<text:tab/></text:p>
      <text:p text:style-name="P3"><text:tab/></text:p>
      <text:p text:style-name="P3"/>
      <text:list xml:id="list1418915418" text:continue-numbering="true" text:style-name="L1">
        <text:list-item>
          <text:p text:style-name="P6">Implementar password-less login desde un cliente SSH (Desde su S.O host) hacia su S.O. Virtual. </text:p>
        </text:list-item>
      </text:list>
      <text:p text:style-name="P1"><text:tab/></text:p>
      <text:p text:style-name="P1"><text:tab/>Screenshot:</text:p>
      <text:p text:style-name="P1"/>
      <text:p text:style-name="P3"><text:span text:style-name="T1"><text:tab/></text:span><text:span text:style-name="T2">No me funcionó (Screenshot atachado al assignment)</text:span></text:p>
      <text:p text:style-name="P3"><text:tab/></text:p>
      <text:p text:style-name="P3"/>
      <text:p text:style-name="P1">Bibliografía</text:p>
      <text:list xml:id="list337807712" text:style-name="L2">
        <text:list-header>
          <text:p text:style-name="P7"><text:span text:style-name="T3">[1] RFC4252, The Secure Shell (SSH) Authentication Protocol, Network Working Group, </text:span><text:a xlink:type="simple" xlink:href="http://ietf.org/"><text:span text:style-name="T3">http://ietf.org</text:span></text:a><text:span text:style-name="T3">, </text:span><text:a xlink:type="simple" xlink:href="http://tools.ietf.org/html/rfc4252"><text:span text:style-name="T3">http://tools.ietf.org/html/rfc4252</text:span>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Lopez</meta:initial-creator>
    <meta:creation-date>2010-08-07T23:31:29</meta:creation-date>
    <dc:date>2010-08-17T20:58:10</dc:date>
    <dc:creator>Carlos Lopez</dc:creator>
    <meta:editing-duration>PT29H56M56S</meta:editing-duration>
    <meta:editing-cycles>39</meta:editing-cycles>
    <meta:generator>OpenOffice.org/3.2$Linux OpenOffice.org_project/320m12$Build-9483</meta:generator>
    <meta:document-statistic meta:table-count="0" meta:image-count="0" meta:object-count="0" meta:page-count="1" meta:paragraph-count="25" meta:word-count="152" meta:character-count="1098"/>
    <meta:user-defined meta:name="Info 1"/>
    <meta:user-defined meta:name="Info 2"/>
    <meta:user-defined meta:name="Info 3"/>
    <meta:user-defined meta:name="Info 4"/>
    <meta:user-defined meta:name="Mendeley Document_1">True</meta:user-defined>
  </office:meta>
</office:document-meta>
</file>